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Textures</text:p>
          </table:table-cell>
          <table:table-cell table:style-name="ce1" office:value-type="string" calcext:value-type="string">
            <text:p>Licence</text:p>
          </table:table-cell>
          <table:table-cell table:style-name="ce1" office:value-type="string" calcext:value-type="string">
            <text:p>credi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ight sky</text:p>
          </table:table-cell>
          <table:table-cell/>
          <table:table-cell office:value-type="string" calcext:value-type="string">
            <text:p><text:a xlink:href="https://commons.wikimedia.org/wiki/File:GJ_504_Star.jpg" xlink:type="simple">https://commons.wikimedia.org/wiki/File:GJ_504_Star.jpg</text:a>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ASA</text:p>
          </table:table-cell>
          <table:table-cell/>
        </table:table-row>
        <table:table-row table:style-name="ro1">
          <table:table-cell office:value-type="string" calcext:value-type="string">
            <text:p>Snake Skin</text:p>
          </table:table-cell>
          <table:table-cell/>
          <table:table-cell office:value-type="string" calcext:value-type="string">
            <text:p><text:a xlink:href="https://www.flickr.com/photos/alicepopkorn/3316364526" xlink:type="simple">https://www.flickr.com/photos/alicepopkorn/3316364526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Alice Popkor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side floor</text:p>
          </table:table-cell>
          <table:table-cell office:value-type="string" calcext:value-type="string">
            <text:p>Tiles_Roof_Diagonal_Patchey_1</text:p>
          </table:table-cell>
          <table:table-cell office:value-type="string" calcext:value-type="string">
            <text:p><text:a xlink:href="http://www.mb3d.co.uk/mb3d/Marble_and_Tiles_Seamless_and_Tileable_High_Res_Textures_files/Tiles_Roof_Diagonal_Patchey_1.jpg" xlink:type="simple">http://www.mb3d.co.uk/mb3d/Marble_and_Tiles_Seamless_and_Tileable_High_Res_Textures_files/Tiles_Roof_Diagonal_Patchey_1.jpg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Max Textures</text:p>
          </table:table-cell>
          <table:table-cell/>
        </table:table-row>
        <table:table-row table:style-name="ro1">
          <table:table-cell office:value-type="string" calcext:value-type="string">
            <text:p>Pillars</text:p>
          </table:table-cell>
          <table:table-cell office:value-type="string" calcext:value-type="string">
            <text:p>Old_Stonework_Sandstone_Walling_UV_CM_1</text:p>
          </table:table-cell>
          <table:table-cell office:value-type="string" calcext:value-type="string">
            <text:p><text:a xlink:href="http://www.mb3d.co.uk/mb3d/Stone_and_Rock_Seamless_and_Tileable_High_Res_Textures_files/Old_Stonework_Sandstone_Walling_UV_CM_1.jpg" xlink:type="simple">http://www.mb3d.co.uk/mb3d/Stone_and_Rock_Seamless_and_Tileable_High_Res_Textures_files/Old_Stonework_Sandstone_Walling_UV_CM_1.jpg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‘copyright www.maxtextures.com’.</text:p>
          </table:table-cell>
          <table:table-cell/>
        </table:table-row>
        <table:table-row table:style-name="ro1">
          <table:table-cell office:value-type="string" calcext:value-type="string">
            <text:p>Stair and celling</text:p>
          </table:table-cell>
          <table:table-cell office:value-type="string" calcext:value-type="string">
            <text:p>Stone2_1</text:p>
          </table:table-cell>
          <table:table-cell office:value-type="string" calcext:value-type="string">
            <text:p><text:a xlink:href="http://www.mb3d.co.uk/mb3d/Stone_and_Rock_Seamless_and_Tileable_High_Res_Textures_files/Stone2_1.jpg" xlink:type="simple">http://www.mb3d.co.uk/mb3d/Stone_and_Rock_Seamless_and_Tileable_High_Res_Textures_files/Stone2_1.jpg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‘copyright www.maxtextures.com’.</text:p>
          </table:table-cell>
          <table:table-cell/>
        </table:table-row>
        <table:table-row table:style-name="ro1">
          <table:table-cell office:value-type="string" calcext:value-type="string">
            <text:p>Path </text:p>
          </table:table-cell>
          <table:table-cell office:value-type="string" calcext:value-type="string">
            <text:p>Old_Cobble_Stoned_Street_01_1</text:p>
          </table:table-cell>
          <table:table-cell table:style-name="ce2" office:value-type="string" calcext:value-type="string">
            <text:p><text:span text:style-name="T1"><text:a xlink:href="http://www.mb3d.co.uk/mb3d/Pavement_and_Roads_Seamless_and_Tileable_High_Res_Textures_files/Old_Cobble_Stoned_Street_01_1.jpg" xlink:type="simple">http://www.mb3d.co.uk/mb3d/Pavement_and_Roads_Seamless_and_Tileable_High_Res_Textures_files/Old_Cobble_Stoned_Street_01_1.jpg</text:a></text:span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‘copyright www.maxtextures.com’.</text:p>
          </table:table-cell>
          <table:table-cell/>
        </table:table-row>
        <table:table-row table:style-name="ro1">
          <table:table-cell office:value-type="string" calcext:value-type="string">
            <text:p>Gras on outside level</text:p>
          </table:table-cell>
          <table:table-cell office:value-type="string" calcext:value-type="string">
            <text:p>Grass_02_UV_H_CM_1</text:p>
          </table:table-cell>
          <table:table-cell office:value-type="string" calcext:value-type="string">
            <text:p><text:a xlink:href="http://www.mb3d.co.uk/mb3d/Grass_and_Snow_Ground_Seamless_and_Tileable_High_Res_Textures_files/Grass_02_UV_H_CM_1.jpg" xlink:type="simple">http://www.mb3d.co.uk/mb3d/Grass_and_Snow_Ground_Seamless_and_Tileable_High_Res_Textures_files/Grass_02_UV_H_CM_1.jpg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‘copyright www.maxtextures.com’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utside wall </text:p>
          </table:table-cell>
          <table:table-cell office:value-type="string" calcext:value-type="string">
            <text:p><text:a xlink:href="http://crossmirage.deviantart.com/art/Texture-rock-wall-85166669" xlink:type="simple">http://crossmirage.deviantart.com/art/Texture-rock-wall-85166669</text:a></text:p>
          </table:table-cell>
          <table:table-cell office:value-type="string" calcext:value-type="string">
            <text:p>??? + attribution</text:p>
          </table:table-cell>
          <table:table-cell office:value-type="string" calcext:value-type="string">
            <text:p>CrossMirag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xar textures</text:p>
          </table:table-cell>
          <table:table-cell office:value-type="string" calcext:value-type="string">
            <text:p><text:a xlink:href="https://community.renderman.pixar.com/article/114/library-pixar-one-twenty-eight.html" xlink:type="simple">https://community.renderman.pixar.com/article/114/library-pixar-one-twenty-eight.html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Pixar One Twenty Eight by Pixar Animation Studios</text:p>
          </table:table-cell>
          <table:table-cell/>
        </table:table-row>
        <table:table-row table:style-name="ro1">
          <table:table-cell office:value-type="string" calcext:value-type="string">
            <text:p>Blowpipe</text:p>
          </table:table-cell>
          <table:table-cell office:value-type="string" calcext:value-type="string">
            <text:p>anigre_pxr128</text:p>
          </table:table-cell>
          <table:table-cell/>
          <table:table-cell office:value-type="string" calcext:value-type="string">
            <text:p>Attribution</text:p>
          </table:table-cell>
          <table:table-cell office:value-type="string" calcext:value-type="string">
            <text:p>Pixar One Twenty Eight by Pixar Animation Studios</text:p>
          </table:table-cell>
          <table:table-cell/>
        </table:table-row>
        <table:table-row table:style-name="ro1">
          <table:table-cell office:value-type="string" calcext:value-type="string">
            <text:p>temple of the warriors</text:p>
          </table:table-cell>
          <table:table-cell office:value-type="string" calcext:value-type="string">
            <text:p>gray_marble_pxr128.png</text:p>
          </table:table-cell>
          <table:table-cell/>
          <table:table-cell office:value-type="string" calcext:value-type="string">
            <text:p>Attribution</text:p>
          </table:table-cell>
          <table:table-cell office:value-type="string" calcext:value-type="string">
            <text:p>Pixar One Twenty Eight by Pixar Animation Studio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l textur (Johannes? 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 Testuren (Johannes?)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Mod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s on outside level</text:p>
          </table:table-cell>
          <table:table-cell office:value-type="string" calcext:value-type="string">
            <text:p>Dead tree</text:p>
          </table:table-cell>
          <table:table-cell office:value-type="string" calcext:value-type="string">
            <text:p><text:a xlink:href="http://opengameart.org/content/3-dead-trees" xlink:type="simple">http://opengameart.org/content/3-dead-trees</text:a> 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p0ss</text:p>
          </table:table-cell>
          <table:table-cell/>
        </table:table-row>
        <table:table-row table:style-name="ro1">
          <table:table-cell office:value-type="string" calcext:value-type="string">
            <text:p>not yet in the game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<text:a xlink:href="http://opengameart.org/content/uberpack-1" xlink:type="simple">http://opengameart.org/content/uberpack-1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Duio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alkljudet för trigger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Im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 circle on start screen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<text:a xlink:href="https://www.flickr.com/photos/69184488@N06/11860799285/in/photolist-j56Gpp" xlink:type="simple">https://www.flickr.com/photos/69184488@N06/11860799285/in/photolist-j56Gpp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MCAD Library </text:p>
          </table:table-cell>
          <table:table-cell/>
        </table:table-row>
        <table:table-row table:style-name="ro1">
          <table:table-cell office:value-type="string" calcext:value-type="string">
            <text:p>forest background on startscreen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<text:a xlink:href="http://www.unexplained-mysteries.com/news/279568/secret-nazi-hideout-found-in-argentine-jungle" xlink:type="simple">http://www.unexplained-mysteries.com/news/279568/secret-nazi-hideout-found-in-argentine-jungle</text:a></text:p>
          </table:table-cell>
          <table:table-cell office:value-type="string" calcext:value-type="string">
            <text:p>Inte rätt s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 background on startscreen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<text:a xlink:href="https://photofying.wordpress.com/2014/02/15/roll-132-and-144-the-wettex-experiment/" xlink:type="simple">https://photofying.wordpress.com/2014/02/15/roll-132-and-144-the-wettex-experiment/</text:a></text:p>
          </table:table-cell>
          <table:table-cell office:value-type="string" calcext:value-type="string">
            <text:p>Personlig kontakt</text:p>
          </table:table-cell>
          <table:table-cell office:value-type="string" calcext:value-type="string">
            <text:p>Wilhelm Pers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</meta:initial-creator>
    <meta:creation-date>2015-08-28T11:12:08.489129819</meta:creation-date>
    <dc:date>2015-08-28T16:08:21.529645763</dc:date>
    <dc:creator>Christoffer </dc:creator>
    <meta:editing-duration>PT4H49M9S</meta:editing-duration>
    <meta:editing-cycles>10</meta:editing-cycles>
    <meta:generator>LibreOffice/4.2.8.2$Linux_X86_64 LibreOffice_project/420m0$Build-2</meta:generator>
    <meta:document-statistic meta:table-count="1" meta:cell-count="84" meta:object-count="0"/>
  </office:meta>
</office:document-meta>
</file>